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2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573cm" fo:min-width="3.98cm" fo:padding-top="0cm" fo:padding-bottom="0cm" fo:padding-left="0cm" fo:padding-right="0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805cm" fo:padding-top="0.009cm" fo:padding-bottom="0.009cm" fo:padding-left="0.009cm" fo:padding-right="0.009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1.40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38cm" fo:min-width="4.975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775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6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5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7" style:family="graphic" style:parent-style-name="objectwithoutfill">
      <style:graphic-properties svg:stroke-color="#000000" draw:fill="solid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29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0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1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4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32cm" fo:padding-top="0.009cm" fo:padding-bottom="0.009cm" fo:padding-left="0.009cm" fo:padding-right="0.009cm"/>
      <style:paragraph-properties style:writing-mode="lr-tb"/>
    </style:style>
    <style:style style:name="gr37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43cm" fo:min-width="1.159cm" fo:padding-top="0.009cm" fo:padding-bottom="0.009cm" fo:padding-left="0.009cm" fo:padding-right="0.009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0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2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38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07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-color="#dddddd"/>
      <style:paragraph-properties fo:text-align="center"/>
      <style:text-properties fo:text-shadow="1pt 1pt" fo:background-color="transparent"/>
    </style:style>
    <style:style style:name="P3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4" style:family="paragraph">
      <loext:graphic-properties draw:fill="none"/>
      <style:paragraph-properties fo:text-align="center"/>
      <style:text-properties fo:background-color="transparen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7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8" style:family="paragraph">
      <loext:graphic-properties draw:fill="solid" draw:fill-color="#b2b2b2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fo:font-size="6pt" fo:text-shadow="1pt 1pt" fo:font-weight="normal" fo:background-color="transparent" style:font-size-asian="6pt" style:font-size-complex="6pt"/>
    </style:style>
    <style:style style:name="P13" style:family="paragraph">
      <loext:graphic-properties draw:fill="none"/>
      <style:paragraph-properties fo:text-align="center"/>
      <style:text-properties fo:font-weight="normal" fo:background-color="transparen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fo:font-weight="normal" fo:background-color="transparent" style:font-size-asian="6pt" style:font-size-complex="6pt"/>
    </style:style>
    <style:style style:name="P15" style:family="paragraph">
      <style:paragraph-properties fo:text-align="center" style:writing-mode="lr-tb"/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P17" style:family="paragraph"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8" style:family="paragraph">
      <loext:graphic-properties draw:fill="solid" draw:fill-color="#b2b2b2"/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style:paragraph-properties fo:text-align="center" style:writing-mode="lr-tb"/>
      <style:text-properties style:font-name="Liberation Serif" fo:font-size="4pt" fo:background-color="transparent"/>
    </style:style>
    <style:style style:name="P22" style:family="paragraph">
      <loext:graphic-properties draw:fill-color="#b2b2b2"/>
      <style:paragraph-properties fo:text-align="center" style:writing-mode="lr-tb"/>
      <style:text-properties style:font-name="Liberation Serif" fo:font-size="4pt" fo:background-color="transparent"/>
    </style:style>
    <style:style style:name="P23" style:family="paragraph">
      <loext:graphic-properties draw:fill-color="#999999"/>
      <style:paragraph-properties fo:text-align="center" style:writing-mode="lr-tb"/>
      <style:text-properties style:font-name="Liberation Serif" fo:font-size="4pt" fo:background-color="transparent"/>
    </style:style>
    <style:style style:name="P24" style:family="paragraph">
      <loext:graphic-properties draw:fill-color="#d0d0d0"/>
      <style:paragraph-properties fo:text-align="center" style:writing-mode="lr-tb"/>
      <style:text-properties style:font-name="Liberation Serif" fo:font-size="4pt" fo:background-color="transparent"/>
    </style:style>
    <style:style style:name="P25" style:family="paragraph">
      <loext:graphic-properties draw:fill="solid"/>
      <style:paragraph-properties fo:text-align="center"/>
      <style:text-properties fo:background-color="transparen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Liberation Serif" fo:font-size="6pt" fo:background-color="transparent" style:font-size-asian="6pt" style:font-size-complex="6pt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erif" fo:font-size="6pt" fo:background-color="transparent" style:font-size-asian="6pt" style:font-size-complex="6pt"/>
    </style:style>
    <style:style style:name="P29" style:family="paragraph">
      <loext:graphic-properties draw:fill="solid"/>
      <style:paragraph-properties fo:text-align="center"/>
      <style:text-properties fo:font-size="4pt" fo:background-color="transparen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style:font-name="Liberation Serif" fo:font-size="6pt" fo:background-color="transparent" style:font-size-asian="6pt" style:font-size-complex="6pt"/>
    </style:style>
    <style:style style:name="P32" style:family="paragraph">
      <loext:graphic-properties draw:fill="none" draw:opacity="100%"/>
      <style:paragraph-properties fo:text-align="center"/>
      <style:text-properties fo:background-color="transparent"/>
    </style:style>
    <style:style style:name="P33" style:family="paragraph">
      <loext:graphic-properties draw:fill="solid" draw:fill-color="#b2b2b2"/>
      <style:paragraph-properties fo:text-align="center"/>
      <style:text-properties fo:text-shadow="1pt 1pt" fo:font-weight="normal" fo:background-color="transparent"/>
    </style:style>
    <style:style style:name="P34" style:family="paragraph">
      <loext:graphic-properties draw:fill="none"/>
      <style:paragraph-properties fo:text-align="start" style:writing-mode="lr-tb"/>
      <style:text-properties style:font-name="Liberation Serif" fo:font-size="6pt" fo:font-weight="bold" fo:background-color="transparent" style:font-size-asian="6pt" style:font-size-complex="6pt"/>
    </style:style>
    <style:style style:name="P35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36" style:family="paragraph">
      <loext:graphic-properties draw:fill="none" draw:fill-color="#ffffff"/>
      <style:paragraph-properties style:writing-mode="lr-tb"/>
      <style:text-properties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style:style style:name="T1" style:family="text">
      <style:text-properties fo:color="#000000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2" style:family="text">
      <style:text-properties fo:font-size="6pt" fo:text-shadow="1pt 1pt" fo:font-weight="normal" fo:background-color="transparent" style:font-size-asian="6pt" style:font-size-complex="6pt"/>
    </style:style>
    <style:style style:name="T3" style:family="text">
      <style:text-properties fo:font-size="8pt" fo:text-shadow="1pt 1pt" fo:font-weight="normal" fo:background-color="transparent" style:font-size-asian="6pt" style:font-size-complex="6pt"/>
    </style:style>
    <style:style style:name="T4" style:family="text">
      <style:text-properties fo:color="#000000" style:font-name="Liberation Serif" fo:font-size="6pt" fo:font-weight="normal" fo:background-color="transparent" style:font-size-asian="6pt" style:font-name-complex="DejaVuSans1" style:font-size-complex="6pt"/>
    </style:style>
    <style:style style:name="T5" style:family="text"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T6" style:family="text">
      <style:text-properties style:text-position="-33% 58%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fo:color="#000000" fo:font-size="6pt" fo:text-shadow="1pt 1pt" fo:font-weight="normal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text-position="-33% 58%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fo:font-size="6pt" fo:text-shadow="1pt 1pt" fo:font-weight="normal" fo:background-color="transparent" style:font-size-asian="6pt" style:font-size-complex="6pt"/>
    </style:style>
    <style:style style:name="T10" style:family="text"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T11" style:family="text"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2a6099" style:text-position="-33% 58%" fo:font-size="6pt" fo:text-shadow="1pt 1pt" fo:font-weight="normal" fo:background-color="transparent" style:font-size-asian="6pt" style:font-weight-asian="bold" style:font-size-complex="6pt" style:font-weight-complex="bold"/>
    </style:style>
    <style:style style:name="T13" style:family="text">
      <style:text-properties fo:color="#000000" style:text-position="-33% 58%" fo:font-size="6pt" fo:text-shadow="1pt 1pt" fo:font-weight="normal" fo:background-color="transparent" style:font-size-asian="6pt" style:font-size-complex="6pt"/>
    </style:style>
    <style:style style:name="T14" style:family="text">
      <style:text-properties style:font-name="Liberation Serif" fo:font-size="4pt" fo:background-color="transparent"/>
    </style:style>
    <style:style style:name="T15" style:family="text">
      <style:text-properties style:font-name="Liberation Serif" fo:font-size="6pt" fo:background-color="transparent" style:font-size-asian="6pt" style:font-size-complex="6pt"/>
    </style:style>
    <style:style style:name="T16" style:family="text">
      <style:text-properties fo:color="#000000" style:font-name="Liberation Serif" fo:font-size="6pt" fo:font-weight="bold" fo:background-color="transparent" style:font-size-asian="6pt" style:font-name-complex="DejaVuSans1" style:font-size-complex="6pt"/>
    </style:style>
    <style:style style:name="T17" style:family="text">
      <style:text-properties fo:color="#000000" style:text-position="-33% 58%" style:font-name="Liberation Serif" fo:font-size="6pt" fo:font-weight="bold" fo:background-color="transparent" style:font-size-asian="6pt" style:font-name-complex="DejaVuSans1" style:font-size-complex="6pt"/>
    </style:style>
    <style:style style:name="T18" style:family="text">
      <style:text-properties style:font-name="Liberation Serif" fo:font-size="8pt" fo:background-color="transparent"/>
    </style:style>
    <style:style style:name="T19" style:family="text">
      <style:text-properties style:font-name="Liberation Serif" fo:font-size="8pt" fo:font-weight="bold" fo:background-color="transparent" style:font-weight-asian="bold" style:font-weight-complex="bold"/>
    </style:style>
    <style:style style:name="T20" style:family="text"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8.382cm" svg:height="6.261cm" svg:x="0.381cm" svg:y="3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8cm" svg:height="3.573cm" svg:x="3.429cm" svg:y="4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382cm" svg:height="1.651cm" svg:x="0.381cm" svg:y="10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953cm" svg:y1="7.603cm" svg:x2="4.177cm" svg:y2="7.405cm">
          <text:p/>
        </draw:line>
        <draw:line draw:style-name="gr5" draw:text-style-name="P4" draw:layer="layout" svg:x1="4.071cm" svg:y1="2.58cm" svg:x2="4.071cm" svg:y2="7.989cm">
          <text:p/>
        </draw:line>
        <draw:frame draw:style-name="gr6" draw:text-style-name="P6" draw:layer="layout" svg:width="0.51cm" svg:height="0.314cm" svg:x="4.231cm" svg:y="7.39cm">
          <draw:text-box>
            <text:p text:style-name="P5"><text:span text:style-name="T1">24</text:span><text:span text:style-name="T1">-</text:span><text:span text:style-name="T1">bit</text:span></text:p>
          </draw:text-box>
        </draw:frame>
        <draw:line draw:style-name="gr5" draw:text-style-name="P3" draw:layer="layout" svg:x1="5.659cm" svg:y1="6.022cm" svg:x2="5.659cm" svg:y2="6.589cm">
          <text:p/>
        </draw:line>
        <draw:line draw:style-name="gr5" draw:text-style-name="P3" draw:layer="layout" svg:x1="6.713cm" svg:y1="6.022cm" svg:x2="6.713cm" svg:y2="6.589cm">
          <text:p/>
        </draw:line>
        <draw:custom-shape draw:style-name="gr7" draw:text-style-name="P8" draw:layer="layout" svg:width="0.805cm" svg:height="0.397cm" svg:x="5.264cm" svg:y="5.622cm">
          <text:p text:style-name="P7"><text:span text:style-name="T2">&gt;&gt; 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007cm" svg:y1="6.841cm" svg:x2="8.357cm" svg:y2="6.841cm">
          <text:p/>
        </draw:line>
        <draw:line draw:style-name="gr4" draw:text-style-name="P3" draw:layer="layout" svg:x1="6.065cm" svg:y1="7.602cm" svg:x2="6.289cm" svg:y2="7.404cm">
          <text:p/>
        </draw:line>
        <draw:line draw:style-name="gr5" draw:text-style-name="P3" draw:layer="layout" svg:x1="6.183cm" svg:y1="7.117cm" svg:x2="6.183cm" svg:y2="7.988cm">
          <text:p/>
        </draw:line>
        <draw:frame draw:style-name="gr6" draw:text-style-name="P6" draw:layer="layout" svg:width="0.51cm" svg:height="0.314cm" svg:x="6.343cm" svg:y="7.389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t</text:span></text:p>
          </draw:text-box>
        </draw:frame>
        <draw:line draw:style-name="gr5" draw:text-style-name="P3" draw:layer="layout" svg:x1="5.66cm" svg:y1="5.028cm" svg:x2="5.66cm" svg:y2="5.623cm">
          <text:p/>
        </draw:line>
        <draw:line draw:style-name="gr8" draw:text-style-name="P3" draw:layer="layout" svg:x1="4.071cm" svg:y1="5.044cm" svg:x2="5.66cm" svg:y2="5.044cm">
          <text:p/>
        </draw:line>
        <draw:line draw:style-name="gr4" draw:text-style-name="P3" draw:layer="layout" svg:x1="3.964cm" svg:y1="4.853cm" svg:x2="4.188cm" svg:y2="4.655cm">
          <text:p/>
        </draw:line>
        <draw:frame draw:style-name="gr9" draw:text-style-name="P6" draw:layer="layout" svg:width="0.51cm" svg:height="0.239cm" svg:x="4.242cm" svg:y="4.634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t</text:span></text:p>
          </draw:text-box>
        </draw:frame>
        <draw:custom-shape draw:style-name="gr10" draw:text-style-name="P10" draw:layer="layout" svg:width="1.442cm" svg:height="0.388cm" svg:x="1.446cm" svg:y="7.987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.544cm" svg:y1="7.599cm" svg:x2="1.768cm" svg:y2="7.401cm">
          <text:p/>
        </draw:line>
        <draw:line draw:style-name="gr5" draw:text-style-name="P4" draw:layer="layout" svg:x1="1.665cm" svg:y1="2.584cm" svg:x2="1.665cm" svg:y2="7.978cm">
          <text:p/>
        </draw:line>
        <draw:frame draw:style-name="gr11" draw:text-style-name="P6" draw:layer="layout" svg:width="0.473cm" svg:height="0.314cm" svg:x="1.823cm" svg:y="7.38cm">
          <draw:text-box>
            <text:p text:style-name="P5"><text:span text:style-name="T1">8</text:span><text:span text:style-name="T1">-</text:span><text:span text:style-name="T1">b</text:span><text:span text:style-name="T1">it</text:span></text:p>
          </draw:text-box>
        </draw:frame>
        <draw:line draw:style-name="gr4" draw:text-style-name="P3" draw:layer="layout" svg:x1="2.6cm" svg:y1="7.593cm" svg:x2="2.824cm" svg:y2="7.395cm">
          <text:p/>
        </draw:line>
        <draw:line draw:style-name="gr5" draw:text-style-name="P3" draw:layer="layout" svg:x1="2.718cm" svg:y1="3.736cm" svg:x2="2.718cm" svg:y2="7.979cm">
          <text:p/>
        </draw:line>
        <draw:frame draw:style-name="gr11" draw:text-style-name="P6" draw:layer="layout" svg:width="0.473cm" svg:height="0.314cm" svg:x="2.878cm" svg:y="7.38cm">
          <draw:text-box>
            <text:p text:style-name="P5"><text:span text:style-name="T1">4</text:span><text:span text:style-name="T1">-</text:span><text:span text:style-name="T1">b</text:span><text:span text:style-name="T1">it</text:span></text:p>
          </draw:text-box>
        </draw:frame>
        <draw:line draw:style-name="gr4" draw:text-style-name="P3" draw:layer="layout" svg:x1="4.886cm" svg:y1="8.864cm" svg:x2="5.11cm" svg:y2="8.666cm">
          <text:p/>
        </draw:line>
        <draw:line draw:style-name="gr5" draw:text-style-name="P3" draw:layer="layout" svg:x1="5.004cm" svg:y1="8.379cm" svg:x2="5.004cm" svg:y2="9.25cm">
          <text:p/>
        </draw:line>
        <draw:frame draw:style-name="gr6" draw:text-style-name="P6" draw:layer="layout" svg:width="0.51cm" svg:height="0.314cm" svg:x="5.164cm" svg:y="8.651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t</text:span></text:p>
          </draw:text-box>
        </draw:frame>
        <draw:line draw:style-name="gr4" draw:text-style-name="P3" draw:layer="layout" svg:x1="2.05cm" svg:y1="8.863cm" svg:x2="2.274cm" svg:y2="8.665cm">
          <text:p/>
        </draw:line>
        <draw:line draw:style-name="gr5" draw:text-style-name="P3" draw:layer="layout" svg:x1="2.168cm" svg:y1="8.378cm" svg:x2="2.168cm" svg:y2="9.249cm">
          <text:p/>
        </draw:line>
        <draw:frame draw:style-name="gr12" draw:text-style-name="P6" draw:layer="layout" svg:width="0.45cm" svg:height="0.314cm" svg:x="2.328cm" svg:y="8.65cm">
          <draw:text-box>
            <text:p text:style-name="P5"><text:span text:style-name="T1">8</text:span><text:span text:style-name="T1">-</text:span><text:span text:style-name="T1">b</text:span><text:span text:style-name="T1">it</text:span></text:p>
          </draw:text-box>
        </draw:frame>
        <draw:custom-shape draw:style-name="gr13" draw:text-style-name="P11" draw:layer="layout" svg:width="5.009cm" svg:height="0.372cm" svg:x="1.441cm" svg:y="9.256cm">
          <text:p text:style-name="P7"><text:span text:style-name="T2">B</text:span><text:span text:style-name="T2">a</text:span><text:span text:style-name="T2">r</text:span><text:span text:style-name="T2">r</text:span><text:span text:style-name="T2">e</text:span><text:span text:style-name="T2">l</text:span><text:span text:style-name="T2">S</text:span><text:span text:style-name="T2">h</text:span><text:span text:style-name="T2">if</text:span><text:span text:style-name="T2">t </text:span><text:span text:style-name="T2">(</text:span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, </text:span><text:span text:style-name="T2">m</text:span><text:span text:style-name="T2">a</text:span><text:span text:style-name="T2">n</text:span><text:span text:style-name="T2">ti</text:span><text:span text:style-name="T2">s</text:span><text:span text:style-name="T2">s</text:span><text:span text:style-name="T2">a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0.998cm" svg:height="0.239cm" svg:x="5.161cm" svg:y="8.993cm">
          <draw:text-box>
            <text:p><text:span text:style-name="T2">m</text:span><text:span text:style-name="T2">a</text:span><text:span text:style-name="T2">n</text:span><text:span text:style-name="T2">ti</text:span><text:span text:style-name="T2">s</text:span><text:span text:style-name="T2">s</text:span><text:span text:style-name="T2">a</text:span></text:p>
          </draw:text-box>
        </draw:frame>
        <draw:frame draw:style-name="gr15" draw:text-style-name="P12" draw:layer="layout" svg:width="0.927cm" svg:height="0.477cm" svg:x="2.324cm" svg:y="8.994cm">
          <draw:text-box>
            <text:p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/text:p>
          </draw:text-box>
        </draw:frame>
        <draw:line draw:style-name="gr4" draw:text-style-name="P3" draw:layer="layout" svg:x1="2.245cm" svg:y1="11.104cm" svg:x2="2.469cm" svg:y2="10.906cm">
          <text:p/>
        </draw:line>
        <draw:line draw:style-name="gr5" draw:text-style-name="P3" draw:layer="layout" svg:x1="2.363cm" svg:y1="10.521cm" svg:x2="2.363cm" svg:y2="11.49cm">
          <text:p/>
        </draw:line>
        <draw:frame draw:style-name="gr6" draw:text-style-name="P6" draw:layer="layout" svg:width="0.51cm" svg:height="0.314cm" svg:x="2.523cm" svg:y="10.891cm">
          <draw:text-box>
            <text:p text:style-name="P5"><text:span text:style-name="T1">6</text:span><text:span text:style-name="T1">4</text:span><text:span text:style-name="T1">-</text:span><text:span text:style-name="T1">b</text:span><text:span text:style-name="T1">it</text:span></text:p>
          </draw:text-box>
        </draw:frame>
        <draw:line draw:style-name="gr4" draw:text-style-name="P3" draw:layer="layout" svg:x1="4.965cm" svg:y1="11.094cm" svg:x2="5.189cm" svg:y2="10.896cm">
          <text:p/>
        </draw:line>
        <draw:frame draw:style-name="gr6" draw:text-style-name="P6" draw:layer="layout" svg:width="0.51cm" svg:height="0.314cm" svg:x="5.243cm" svg:y="10.881cm">
          <draw:text-box>
            <text:p text:style-name="P5"><text:span text:style-name="T1">6</text:span><text:span text:style-name="T1">4</text:span><text:span text:style-name="T1">-</text:span><text:span text:style-name="T1">b</text:span><text:span text:style-name="T1">it</text:span></text:p>
          </draw:text-box>
        </draw:frame>
        <draw:custom-shape draw:style-name="gr13" draw:text-style-name="P10" draw:layer="layout" svg:width="5.009cm" svg:height="0.372cm" svg:x="1.244cm" svg:y="11.496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3.628cm" svg:y1="12.965cm" svg:x2="3.852cm" svg:y2="12.767cm">
          <text:p/>
        </draw:line>
        <draw:line draw:style-name="gr5" draw:text-style-name="P13" draw:layer="layout" svg:x1="3.746cm" svg:y1="11.868cm" svg:x2="3.746cm" svg:y2="13.351cm">
          <text:p/>
        </draw:line>
        <draw:frame draw:style-name="gr6" draw:text-style-name="P14" draw:layer="layout" svg:width="0.51cm" svg:height="0.314cm" svg:x="3.906cm" svg:y="12.752cm">
          <draw:text-box>
            <text:p text:style-name="P5"><text:span text:style-name="T4">64-</text:span><text:span text:style-name="T4">bit</text:span></text:p>
          </draw:text-box>
        </draw:frame>
        <draw:custom-shape draw:style-name="gr16" draw:text-style-name="P16" draw:layer="layout" svg:width="1.452cm" svg:height="0.397cm" svg:x="1.636cm" svg:y="10.064cm">
          <text:p text:style-name="P15"><text:span text:style-name="T5">Acc</text:span><text:span text:style-name="T5">umu</text:span><text:span text:style-name="T5">lato</text:span><text:span text:style-name="T5">r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5.083cm" svg:y1="9.628cm" svg:x2="5.083cm" svg:y2="11.492cm">
          <text:p/>
        </draw:line>
        <draw:line draw:style-name="gr17" draw:text-style-name="P3" draw:layer="layout" svg:x1="6.267cm" svg:y1="11.679cm" svg:x2="6.887cm" svg:y2="11.679cm">
          <text:p/>
        </draw:line>
        <draw:custom-shape draw:style-name="gr18" draw:text-style-name="P18" draw:layer="layout" svg:width="0.802cm" svg:height="0.397cm" svg:x="6.887cm" svg:y="11.485cm">
          <text:p text:style-name="P17"><text:span text:style-name="T7">S</text:span><text:span text:style-name="T8">H</text:span><text:span text:style-name="T9"> </text:span><text:span text:style-name="T9">⊕</text:span><text:span text:style-name="T9"> </text:span><text:span text:style-name="T7">S</text:span><text:span text:style-name="T8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0.466cm" svg:height="0.324cm" svg:x="6.563cm" svg:y="11.432cm">
          <draw:text-box>
            <text:p><text:span text:style-name="T10">-/</text:span><text:span text:style-name="T10">+</text:span></text:p>
          </draw:text-box>
        </draw:frame>
        <draw:frame draw:style-name="gr20" draw:text-style-name="P20" draw:layer="layout" svg:width="1.469cm" svg:height="0.314cm" svg:x="5.263cm" svg:y="4.264cm">
          <draw:text-box>
            <text:p><text:span text:style-name="T11">a</text:span><text:span text:style-name="T11">) </text:span><text:span text:style-name="T11">M</text:span><text:span text:style-name="T11">u</text:span><text:span text:style-name="T11">l</text:span><text:span text:style-name="T11">t</text:span><text:span text:style-name="T11">i</text:span><text:span text:style-name="T11">p</text:span><text:span text:style-name="T11">l</text:span><text:span text:style-name="T11">y</text:span></text:p>
          </draw:text-box>
        </draw:frame>
        <draw:custom-shape draw:style-name="gr21" draw:text-style-name="P8" draw:layer="layout" svg:width="0.775cm" svg:height="0.397cm" svg:x="1.306cm" svg:y="6.712cm">
          <text:p text:style-name="P7"><text:span text:style-name="T7">E</text:span><text:span text:style-name="T8">H</text:span><text:span text:style-name="T12"> </text:span><text:span text:style-name="T2">- </text:span><text:span text:style-name="T2">1</text:span><text:span text:style-name="T2">2</text:span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layout" svg:width="0.667cm" svg:height="0.397cm" svg:x="2.395cm" svg:y="6.713cm">
          <text:p text:style-name="P17"><text:span text:style-name="T7">E</text:span><text:span text:style-name="T8">F</text:span><text:span text:style-name="T13"> </text:span><text:span text:style-name="T9">-</text:span><text:span text:style-name="T9"> </text:span><text:span text:style-name="T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672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827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982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8.137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8.29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draw:layer="layout" svg:x1="7.591cm" svg:y1="2.3cm" svg:x2="7.591cm" svg:y2="11.485cm">
          <text:p/>
        </draw:line>
        <draw:custom-shape draw:style-name="gr26" draw:text-style-name="P24" draw:layer="layout" svg:width="0.154cm" svg:height="0.381cm" svg:x="7.517cm" svg:y="1.919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5" draw:layer="layout" svg:x1="7.671cm" svg:y1="1.741cm" svg:x2="7.671cm" svg:y2="1.918cm">
          <text:p/>
        </draw:line>
        <draw:line draw:style-name="gr27" draw:text-style-name="P25" draw:layer="layout" svg:x1="8.293cm" svg:y1="1.742cm" svg:x2="8.293cm" svg:y2="1.919cm">
          <text:p/>
        </draw:line>
        <draw:line draw:style-name="gr27" draw:text-style-name="P25" draw:layer="layout" svg:x1="8.446cm" svg:y1="1.741cm" svg:x2="8.446cm" svg:y2="1.918cm">
          <text:p/>
        </draw:line>
        <draw:line draw:style-name="gr27" draw:text-style-name="P25" draw:layer="layout" svg:x1="7.671cm" svg:y1="1.741cm" svg:x2="8.446cm" svg:y2="1.741cm">
          <text:p/>
        </draw:line>
        <draw:frame draw:style-name="gr28" draw:text-style-name="P27" draw:layer="layout" svg:width="0.508cm" svg:height="0.627cm" svg:x="7.738cm" svg:y="1.46cm">
          <draw:text-box>
            <text:p text:style-name="P26"><text:span text:style-name="T15">4-bit</text:span></text:p>
          </draw:text-box>
        </draw:frame>
        <draw:frame draw:style-name="gr28" draw:text-style-name="P28" draw:layer="layout" svg:width="0.483cm" svg:height="0.627cm" svg:x="8.447cm" svg:y="1.461cm">
          <draw:text-box>
            <text:p><text:span text:style-name="T15">1-bit</text:span></text:p>
          </draw:text-box>
        </draw:frame>
        <draw:custom-shape draw:style-name="gr29" draw:text-style-name="P24" draw:layer="layout" svg:width="0.155cm" svg:height="0.381cm" svg:x="0.899cm" svg:y="1.919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154cm" svg:height="0.381cm" svg:x="1.054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20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36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154cm" svg:height="0.381cm" svg:x="1.51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67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82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98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2.13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2.293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44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60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75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91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06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22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376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529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684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3.838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994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4.149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303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4.458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4.61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76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92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5.07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5.231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5.38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5.54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5.696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9" draw:layer="layout" svg:x1="1.054cm" svg:y1="1.741cm" svg:x2="1.054cm" svg:y2="1.918cm">
          <text:p/>
        </draw:line>
        <draw:line draw:style-name="gr27" draw:text-style-name="P29" draw:layer="layout" svg:x1="2.294cm" svg:y1="1.742cm" svg:x2="2.294cm" svg:y2="1.919cm">
          <text:p/>
        </draw:line>
        <draw:line draw:style-name="gr27" draw:text-style-name="P29" draw:layer="layout" svg:x1="5.85cm" svg:y1="1.741cm" svg:x2="5.85cm" svg:y2="1.918cm">
          <text:p/>
        </draw:line>
        <draw:line draw:style-name="gr27" draw:text-style-name="P29" draw:layer="layout" svg:x1="1.052cm" svg:y1="1.741cm" svg:x2="5.85cm" svg:y2="1.741cm">
          <text:p/>
        </draw:line>
        <draw:frame draw:style-name="gr28" draw:text-style-name="P31" draw:layer="layout" svg:width="0.477cm" svg:height="0.627cm" svg:x="1.737cm" svg:y="1.46cm">
          <draw:text-box>
            <text:p text:style-name="P30"><text:span text:style-name="T15">8-bit</text:span></text:p>
          </draw:text-box>
        </draw:frame>
        <draw:frame draw:style-name="gr28" draw:text-style-name="P28" draw:layer="layout" svg:width="0.684cm" svg:height="0.627cm" svg:x="2.447cm" svg:y="1.461cm">
          <draw:text-box>
            <text:p><text:span text:style-name="T15">23-bit</text:span></text:p>
          </draw:text-box>
        </draw:frame>
        <draw:frame draw:style-name="gr33" draw:text-style-name="P28" draw:layer="layout" svg:width="2.667cm" svg:height="0.627cm" svg:x="0.762cm" svg:y="1.095cm">
          <draw:text-box>
            <text:p><text:span text:style-name="T15">Sign <text:s text:c="3"/>Exponent <text:s text:c="3"/>Mantissa</text:span></text:p>
          </draw:text-box>
        </draw:frame>
        <draw:line draw:style-name="gr27" draw:text-style-name="P29" draw:layer="layout" svg:x1="0.978cm" svg:y1="1.414cm" svg:x2="0.978cm" svg:y2="1.919cm">
          <text:p/>
        </draw:line>
        <draw:custom-shape draw:style-name="gr34" draw:text-style-name="P32" draw:layer="layout" svg:width="0.254cm" svg:height="3.552cm" draw:transform="rotate (1.5707963267949) translate (2.292cm 2.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4" draw:layer="layout" svg:x1="8.357cm" svg:y1="2.3cm" svg:x2="8.357cm" svg:y2="6.857cm">
          <text:p/>
        </draw:line>
        <draw:custom-shape draw:style-name="gr35" draw:text-style-name="P32" draw:layer="layout" svg:width="0.254cm" svg:height="0.614cm" draw:transform="rotate (1.5707963267949) translate (7.674cm 2.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8" draw:layer="layout" svg:width="0.632cm" svg:height="0.397cm" svg:x="3.761cm" svg:y="4.063cm">
          <text:p text:style-name="P7"><text:span text:style-name="T2">1.</text:span><text:span text:style-name="T7">M</text:span><text:span text:style-name="T8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2" draw:layer="layout" svg:width="0.262cm" svg:height="1.232cm" draw:transform="rotate (1.5707963267949) translate (1.054cm 2.58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3" draw:layer="layout" svg:x1="2.712cm" svg:y1="3.744cm" svg:x2="7.981cm" svg:y2="3.744cm">
          <text:p/>
        </draw:line>
        <draw:line draw:style-name="gr8" draw:text-style-name="P4" draw:layer="layout" svg:x1="7.981cm" svg:y1="2.558cm" svg:x2="7.981cm" svg:y2="3.75cm">
          <text:p/>
        </draw:line>
        <draw:frame draw:style-name="gr38" draw:text-style-name="P20" draw:layer="layout" svg:width="2.018cm" svg:height="0.627cm" svg:x="5.264cm" svg:y="11.964cm">
          <draw:text-box>
            <text:p><text:span text:style-name="T11">b) Accumulate</text:span></text:p>
          </draw:text-box>
        </draw:frame>
        <draw:line draw:style-name="gr8" draw:text-style-name="P4" draw:layer="layout" svg:x1="0.971cm" svg:y1="2.3cm" svg:x2="0.971cm" svg:y2="9.959cm">
          <text:p/>
        </draw:line>
        <draw:line draw:style-name="gr8" draw:text-style-name="P3" draw:layer="layout" svg:x1="0.956cm" svg:y1="9.942cm" svg:x2="7.073cm" svg:y2="9.942cm">
          <text:p/>
        </draw:line>
        <draw:line draw:style-name="gr25" draw:text-style-name="P3" draw:layer="layout" svg:x1="7.055cm" svg:y1="9.942cm" svg:x2="7.055cm" svg:y2="11.483cm">
          <text:p/>
        </draw:line>
        <draw:custom-shape draw:style-name="gr22" draw:text-style-name="P8" draw:layer="layout" svg:width="0.667cm" svg:height="0.397cm" svg:x="6.38cm" svg:y="5.623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2.129cm" svg:height="0.495cm" svg:x="5.123cm" svg:y="6.60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0" draw:text-style-name="P6" draw:layer="layout" svg:width="0.108cm" svg:height="0.313cm" svg:x="6.667cm" svg:y="6.694cm">
          <draw:text-box>
            <text:p text:style-name="P5"><text:span text:style-name="T1">0</text:span></text:p>
          </draw:text-box>
        </draw:frame>
        <draw:frame draw:style-name="gr40" draw:text-style-name="P6" draw:layer="layout" svg:width="0.108cm" svg:height="0.313cm" svg:x="5.599cm" svg:y="6.694cm">
          <draw:text-box>
            <text:p text:style-name="P5"><text:span text:style-name="T1">1</text:span></text:p>
          </draw:text-box>
        </draw:frame>
        <draw:custom-shape draw:style-name="gr41" draw:text-style-name="P10" draw:layer="layout" svg:width="2.921cm" svg:height="0.372cm" svg:x="3.556cm" svg:y="7.995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4" draw:layer="layout" svg:width="0.473cm" svg:height="0.314cm" svg:x="1.079cm" svg:y="2.98cm">
          <draw:text-box>
            <text:p text:style-name="P5"><text:span text:style-name="T16">S</text:span><text:span text:style-name="T17">H</text:span></text:p>
          </draw:text-box>
        </draw:frame>
        <draw:frame draw:style-name="gr11" draw:text-style-name="P34" draw:layer="layout" svg:width="0.473cm" svg:height="0.314cm" svg:x="1.738cm" svg:y="2.98cm">
          <draw:text-box>
            <text:p text:style-name="P5"><text:span text:style-name="T16">E</text:span><text:span text:style-name="T17">H</text:span></text:p>
          </draw:text-box>
        </draw:frame>
        <draw:frame draw:style-name="gr11" draw:text-style-name="P34" draw:layer="layout" svg:width="0.473cm" svg:height="0.314cm" svg:x="4.139cm" svg:y="2.98cm">
          <draw:text-box>
            <text:p text:style-name="P5"><text:span text:style-name="T16">M</text:span><text:span text:style-name="T17">H</text:span></text:p>
          </draw:text-box>
        </draw:frame>
        <draw:frame draw:style-name="gr11" draw:text-style-name="P34" draw:layer="layout" svg:width="0.473cm" svg:height="0.314cm" svg:x="7.664cm" svg:y="2.98cm">
          <draw:text-box>
            <text:p text:style-name="P5"><text:span text:style-name="T16">S</text:span><text:span text:style-name="T17">F</text:span></text:p>
          </draw:text-box>
        </draw:frame>
        <draw:frame draw:style-name="gr11" draw:text-style-name="P34" draw:layer="layout" svg:width="0.473cm" svg:height="0.314cm" svg:x="8.051cm" svg:y="2.98cm">
          <draw:text-box>
            <text:p text:style-name="P5"><text:span text:style-name="T16">E</text:span><text:span text:style-name="T17">F</text:span></text:p>
          </draw:text-box>
        </draw:frame>
        <draw:frame draw:style-name="gr11" draw:text-style-name="P34" draw:layer="layout" svg:width="0.473cm" svg:height="0.314cm" svg:x="8.437cm" svg:y="2.98cm">
          <draw:text-box>
            <text:p text:style-name="P5"><text:span text:style-name="T16">M</text:span><text:span text:style-name="T17">F</text:span></text:p>
          </draw:text-box>
        </draw:frame>
        <draw:frame draw:style-name="gr42" draw:text-style-name="P35" draw:layer="layout" svg:width="5.08cm" svg:height="0.627cm" svg:x="0.762cm" svg:y="0.659cm">
          <draw:text-box>
            <text:p><text:span text:style-name="T18">IEEE 754 single-precision floating-point</text:span></text:p>
          </draw:text-box>
        </draw:frame>
        <draw:frame draw:style-name="gr42" draw:text-style-name="P35" draw:layer="layout" svg:width="0.874cm" svg:height="0.627cm" svg:x="7.662cm" svg:y="0.66cm">
          <draw:text-box>
            <text:p><text:span text:style-name="T18">Float6</text:span></text:p>
          </draw:text-box>
        </draw:frame>
        <draw:frame draw:style-name="gr43" draw:text-style-name="P36" draw:layer="layout" svg:width="4.445cm" svg:height="0.383cm" svg:x="0.162cm" svg:y="-0.04cm">
          <draw:text-box>
            <text:p><text:span text:style-name="T19">Hybrid-Float6 multiply-accumulate</text:span></text:p>
          </draw:text-box>
        </draw:frame>
        <draw:frame draw:style-name="gr44" draw:text-style-name="P37" draw:layer="layout" svg:width="1.469cm" svg:height="0.477cm" svg:x="4.228cm" svg:y="5.789cm">
          <draw:text-box>
            <text:p><text:span text:style-name="T20">Mantissa</text:span></text:p>
            <text:p><text:span text:style-name="T20">multiplication</text:span></text:p>
          </draw:text-box>
        </draw:frame>
        <draw:custom-shape draw:style-name="gr16" draw:text-style-name="P16" draw:layer="layout" svg:width="1.452cm" svg:height="0.397cm" svg:x="3.002cm" svg:y="13.358cm">
          <text:p text:style-name="P15"><text:span text:style-name="T5">Accumulator</text:span><text:span text:style-name="T6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939cm" svg:y1="6.936cm" svg:x2="8.163cm" svg:y2="6.738cm">
          <text:p/>
        </draw:line>
        <draw:frame draw:style-name="gr9" draw:text-style-name="P6" draw:layer="layout" svg:width="0.51cm" svg:height="0.239cm" svg:x="7.772cm" svg:y="6.935cm">
          <draw:text-box>
            <text:p text:style-name="P5"><text:span text:style-name="T1">1-bit</text:span></text:p>
          </draw:text-box>
        </draw:frame>
        <draw:frame draw:style-name="gr45" draw:text-style-name="P6" draw:layer="layout" svg:width="2.843cm" svg:height="0.314cm" svg:x="2.383cm" svg:y="13.709cm">
          <draw:text-box>
            <text:p text:style-name="P5"><text:span text:style-name="T1">64-bit fixed-point, 23-bit fr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2T23:05:58.716837170</dc:date>
    <meta:editing-duration>PT5H20M1S</meta:editing-duration>
    <meta:editing-cycles>54</meta:editing-cycles>
    <meta:document-statistic meta:object-count="133"/>
  </office:meta>
</office:document-meta>
</file>